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line-height="100%"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3" style:family="paragraph" style:parent-style-name="Standard">
      <style:paragraph-properties fo:margin-top="0cm" fo:margin-bottom="0.212cm" loext:contextual-spacing="false"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.212cm" loext:contextual-spacing="false" fo:line-height="100%"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officeooo:rsid="0004b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mularz zgłoszenia projektu</text:p>
      <text:p text:style-name="P3">Nazwisko i Imię członka zespołu oraz numer sekcji (wg listy studentów)</text:p>
      <text:p text:style-name="P1">1) Kamila Gendasz <text:span text:style-name="T1">grupa 2C</text:span></text:p>
      <text:p text:style-name="P1">2) Krzysztof Brzoza <text:span text:style-name="T1">grupa 2C</text:span></text:p>
      <text:p text:style-name="P1"/>
      <text:p text:style-name="P1">Temat Projektu</text:p>
      <text:p text:style-name="P1"/>
      <text:p text:style-name="P1">FitBulliq - profesjonalny program do liczenia kalorii w spożytych posiłkach. </text:p>
      <text:p text:style-name="P1"/>
      <text:p text:style-name="P1">Krótki opis projektu (założenia projektu, w tym informacja o wykorzystanym języku, środowisku i bibliotekach).</text:p>
      <text:p text:style-name="P1"/>
      <text:p text:style-name="P1">Nasz projekt to kalkulator kalorii. Program będzie zliczał ilość kalorii spożytych przez użytkownika na podstawie dodanych przez niego produktów. <text:span text:style-name="T1">Użytkownik będzie mieć możliwość tworzenia swoich posiłków i produktów.</text:span> Aplikacja ta będzie okienkowa. Całość projektu będzie zrealizowana w języku C++ zorientowanym obiektowo, w środowisku Qt Creator, przy pomocy zestawu bibliotek Q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10:24:00</meta:creation-date>
    <meta:initial-creator>Marcin</meta:initial-creator>
    <dc:language>pl-PL</dc:language>
    <dc:date>2020-05-09T17:54:54.106000000</dc:date>
    <meta:editing-cycles>5</meta:editing-cycles>
    <meta:editing-duration>PT36M1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8" meta:word-count="100" meta:character-count="735" meta:non-whitespace-character-count="64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